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594cm" table:align="left"/>
    </style:style>
    <style:style style:name="Tableau4.A" style:family="table-column">
      <style:table-column-properties style:column-width="4.249cm"/>
    </style:style>
    <style:style style:name="Tableau4.B" style:family="table-column">
      <style:table-column-properties style:column-width="3.34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594cm" table:align="left"/>
    </style:style>
    <style:style style:name="Tableau5.A" style:family="table-column">
      <style:table-column-properties style:column-width="4.249cm"/>
    </style:style>
    <style:style style:name="Tableau5.B" style:family="table-column">
      <style:table-column-properties style:column-width="3.344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594cm" table:align="left"/>
    </style:style>
    <style:style style:name="Tableau7.A" style:family="table-column">
      <style:table-column-properties style:column-width="4.249cm"/>
    </style:style>
    <style:style style:name="Tableau7.B" style:family="table-column">
      <style:table-column-properties style:column-width="3.34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594cm" table:align="left"/>
    </style:style>
    <style:style style:name="Tableau8.A" style:family="table-column">
      <style:table-column-properties style:column-width="4.249cm"/>
    </style:style>
    <style:style style:name="Tableau8.B" style:family="table-column">
      <style:table-column-properties style:column-width="3.344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8.5cm"/>
    </style:style>
    <style:style style:name="Tableau10.B" style:family="table-column">
      <style:table-column-properties style:column-width="8.513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8.5cm"/>
    </style:style>
    <style:style style:name="Tableau11.B" style:family="table-column">
      <style:table-column-properties style:column-width="8.51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7.594cm" table:align="left"/>
    </style:style>
    <style:style style:name="Tableau12.A" style:family="table-column">
      <style:table-column-properties style:column-width="4.249cm"/>
    </style:style>
    <style:style style:name="Tableau12.B" style:family="table-column">
      <style:table-column-properties style:column-width="3.344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7.594cm" table:align="left"/>
    </style:style>
    <style:style style:name="Tableau13.A" style:family="table-column">
      <style:table-column-properties style:column-width="4.249cm"/>
    </style:style>
    <style:style style:name="Tableau13.B" style:family="table-column">
      <style:table-column-properties style:column-width="3.344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d175" officeooo:paragraph-rsid="001dd175"/>
    </style:style>
    <style:style style:name="P2" style:family="paragraph" style:parent-style-name="Table_20_Contents">
      <style:text-properties officeooo:rsid="001dd175" officeooo:paragraph-rsid="0036c1a3"/>
    </style:style>
    <style:style style:name="P3" style:family="paragraph" style:parent-style-name="Table_20_Contents">
      <style:text-properties officeooo:rsid="001dd175" officeooo:paragraph-rsid="003d5414"/>
    </style:style>
    <style:style style:name="P4" style:family="paragraph" style:parent-style-name="Table_20_Contents">
      <style:text-properties officeooo:rsid="002342a3" officeooo:paragraph-rsid="002342a3"/>
    </style:style>
    <style:style style:name="P5" style:family="paragraph" style:parent-style-name="Table_20_Contents">
      <style:text-properties officeooo:rsid="002342a3" officeooo:paragraph-rsid="0036c1a3"/>
    </style:style>
    <style:style style:name="P6" style:family="paragraph" style:parent-style-name="Table_20_Contents">
      <style:text-properties officeooo:rsid="002db127" officeooo:paragraph-rsid="002db127"/>
    </style:style>
    <style:style style:name="P7" style:family="paragraph" style:parent-style-name="Table_20_Contents">
      <style:text-properties officeooo:rsid="002db127" officeooo:paragraph-rsid="0036c1a3"/>
    </style:style>
    <style:style style:name="P8" style:family="paragraph" style:parent-style-name="Table_20_Contents">
      <style:text-properties officeooo:rsid="002db127" officeooo:paragraph-rsid="003c1c89"/>
    </style:style>
    <style:style style:name="P9" style:family="paragraph" style:parent-style-name="Table_20_Contents">
      <style:text-properties officeooo:rsid="002db127" officeooo:paragraph-rsid="00434229"/>
    </style:style>
    <style:style style:name="P10" style:family="paragraph" style:parent-style-name="Table_20_Contents">
      <style:text-properties officeooo:rsid="002fabe4" officeooo:paragraph-rsid="002fabe4"/>
    </style:style>
    <style:style style:name="P11" style:family="paragraph" style:parent-style-name="Table_20_Contents">
      <style:text-properties officeooo:rsid="003c1c89" officeooo:paragraph-rsid="003c1c89"/>
    </style:style>
    <style:style style:name="P12" style:family="paragraph" style:parent-style-name="Table_20_Contents">
      <style:text-properties officeooo:rsid="003d5414" officeooo:paragraph-rsid="003d5414"/>
    </style:style>
    <style:style style:name="P13" style:family="paragraph" style:parent-style-name="Table_20_Contents">
      <style:text-properties officeooo:rsid="00404278" officeooo:paragraph-rsid="00404278"/>
    </style:style>
    <style:style style:name="P14" style:family="paragraph" style:parent-style-name="Table_20_Contents">
      <style:text-properties officeooo:rsid="00434229" officeooo:paragraph-rsid="00434229"/>
    </style:style>
    <style:style style:name="P15" style:family="paragraph" style:parent-style-name="Standard">
      <style:text-properties officeooo:rsid="0016cf5b" officeooo:paragraph-rsid="0016cf5b"/>
    </style:style>
    <style:style style:name="P16" style:family="paragraph" style:parent-style-name="Standard">
      <style:text-properties officeooo:rsid="0016cf5b" officeooo:paragraph-rsid="002342a3"/>
    </style:style>
    <style:style style:name="P17" style:family="paragraph" style:parent-style-name="Standard">
      <style:text-properties officeooo:rsid="0016cf5b" officeooo:paragraph-rsid="0036c1a3"/>
    </style:style>
    <style:style style:name="P18" style:family="paragraph" style:parent-style-name="Standard">
      <style:text-properties officeooo:rsid="001777fb" officeooo:paragraph-rsid="001777fb"/>
    </style:style>
    <style:style style:name="P19" style:family="paragraph" style:parent-style-name="Standard">
      <style:text-properties officeooo:rsid="001794a6" officeooo:paragraph-rsid="001794a6"/>
    </style:style>
    <style:style style:name="P20" style:family="paragraph" style:parent-style-name="Standard">
      <style:text-properties officeooo:rsid="001c1561" officeooo:paragraph-rsid="001c1561"/>
    </style:style>
    <style:style style:name="P21" style:family="paragraph" style:parent-style-name="Standard">
      <style:text-properties officeooo:rsid="001dad7b" officeooo:paragraph-rsid="001dd175"/>
    </style:style>
    <style:style style:name="P22" style:family="paragraph" style:parent-style-name="Standard">
      <style:text-properties officeooo:rsid="001dad7b" officeooo:paragraph-rsid="0036c1a3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rsid="001c1561" officeooo:paragraph-rsid="001c1561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2pt" style:text-underline-style="none" fo:font-weight="normal" officeooo:rsid="001794a6" officeooo:paragraph-rsid="001794a6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1fa37f" officeooo:paragraph-rsid="001dad7b"/>
    </style:style>
    <style:style style:name="P26" style:family="paragraph" style:parent-style-name="Standard">
      <style:text-properties officeooo:rsid="0020f3cb" officeooo:paragraph-rsid="0020f3cb"/>
    </style:style>
    <style:style style:name="P27" style:family="paragraph" style:parent-style-name="Standard">
      <style:text-properties officeooo:rsid="0020f3cb" officeooo:paragraph-rsid="0022c638"/>
    </style:style>
    <style:style style:name="P28" style:family="paragraph" style:parent-style-name="Standard">
      <style:text-properties officeooo:paragraph-rsid="002342a3"/>
    </style:style>
    <style:style style:name="P29" style:family="paragraph" style:parent-style-name="Standard">
      <style:text-properties officeooo:paragraph-rsid="0036c1a3"/>
    </style:style>
    <style:style style:name="P30" style:family="paragraph" style:parent-style-name="Standard">
      <style:text-properties officeooo:rsid="00393198" officeooo:paragraph-rsid="00393198"/>
    </style:style>
    <style:style style:name="P31" style:family="paragraph" style:parent-style-name="Standard">
      <style:text-properties officeooo:paragraph-rsid="003c1c89"/>
    </style:style>
    <style:style style:name="P32" style:family="paragraph" style:parent-style-name="Standard">
      <style:text-properties officeooo:paragraph-rsid="003d5414"/>
    </style:style>
    <style:style style:name="P33" style:family="paragraph" style:parent-style-name="Standard">
      <style:text-properties officeooo:rsid="003d5414" officeooo:paragraph-rsid="003d5414"/>
    </style:style>
    <style:style style:name="P34" style:family="paragraph" style:parent-style-name="Standard">
      <style:text-properties officeooo:rsid="00404278" officeooo:paragraph-rsid="00404278"/>
    </style:style>
    <style:style style:name="P35" style:family="paragraph" style:parent-style-name="Standard">
      <style:text-properties officeooo:rsid="0041fbd1" officeooo:paragraph-rsid="0041fbd1"/>
    </style:style>
    <style:style style:name="P36" style:family="paragraph" style:parent-style-name="Standard">
      <style:text-properties officeooo:rsid="0041fbd1" officeooo:paragraph-rsid="0042bc47"/>
    </style:style>
    <style:style style:name="P37" style:family="paragraph" style:parent-style-name="Standard">
      <style:text-properties officeooo:rsid="0041fbd1" officeooo:paragraph-rsid="00434229"/>
    </style:style>
    <style:style style:name="P38" style:family="paragraph" style:parent-style-name="Text_20_body">
      <style:text-properties officeooo:rsid="0025f8fa" officeooo:paragraph-rsid="0025f8fa"/>
    </style:style>
    <style:style style:name="P39" style:family="paragraph" style:parent-style-name="Text_20_body">
      <style:text-properties officeooo:rsid="00279ec3" officeooo:paragraph-rsid="0028b64e"/>
    </style:style>
    <style:style style:name="P40" style:family="paragraph" style:parent-style-name="Text_20_body">
      <style:text-properties officeooo:rsid="0032784c" officeooo:paragraph-rsid="0032784c"/>
    </style:style>
    <style:style style:name="P41" style:family="paragraph" style:parent-style-name="Text_20_body">
      <style:text-properties officeooo:rsid="00348f92" officeooo:paragraph-rsid="0036c1a3"/>
    </style:style>
    <style:style style:name="P42" style:family="paragraph" style:parent-style-name="Text_20_body">
      <style:text-properties officeooo:rsid="0034af1a" officeooo:paragraph-rsid="0036c1a3"/>
    </style:style>
    <style:style style:name="P43" style:family="paragraph" style:parent-style-name="Text_20_body">
      <style:text-properties officeooo:rsid="0036c1a3" officeooo:paragraph-rsid="0036c1a3"/>
    </style:style>
    <style:style style:name="P44" style:family="paragraph" style:parent-style-name="Text_20_body">
      <style:text-properties officeooo:paragraph-rsid="0036c1a3"/>
    </style:style>
    <style:style style:name="P45" style:family="paragraph" style:parent-style-name="Text_20_body">
      <style:text-properties officeooo:paragraph-rsid="00393198"/>
    </style:style>
    <style:style style:name="P46" style:family="paragraph" style:parent-style-name="Text_20_body">
      <style:text-properties officeooo:paragraph-rsid="003c1c89"/>
    </style:style>
    <style:style style:name="P47" style:family="paragraph" style:parent-style-name="Heading_20_3">
      <style:text-properties officeooo:paragraph-rsid="0022c638"/>
    </style:style>
    <style:style style:name="P48" style:family="paragraph" style:parent-style-name="Heading_20_3">
      <style:text-properties officeooo:paragraph-rsid="0036c1a3"/>
    </style:style>
    <style:style style:name="P49" style:family="paragraph" style:parent-style-name="Heading_20_3">
      <style:text-properties officeooo:paragraph-rsid="003c1c89"/>
    </style:style>
    <style:style style:name="P50" style:family="paragraph" style:parent-style-name="Heading_20_3">
      <style:text-properties officeooo:paragraph-rsid="003d5414"/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94a6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officeooo:rsid="0022c638"/>
    </style:style>
    <style:style style:name="T4" style:family="text">
      <style:text-properties officeooo:rsid="002342a3"/>
    </style:style>
    <style:style style:name="T5" style:family="text">
      <style:text-properties officeooo:rsid="0024f8f1"/>
    </style:style>
    <style:style style:name="T6" style:family="text">
      <style:text-properties officeooo:rsid="0025f8fa"/>
    </style:style>
    <style:style style:name="T7" style:family="text">
      <style:text-properties officeooo:rsid="0028b64e"/>
    </style:style>
    <style:style style:name="T8" style:family="text">
      <style:text-properties officeooo:rsid="00293bac"/>
    </style:style>
    <style:style style:name="T9" style:family="text">
      <style:text-properties officeooo:rsid="0029ab30"/>
    </style:style>
    <style:style style:name="T10" style:family="text">
      <style:text-properties officeooo:rsid="0029dbb9"/>
    </style:style>
    <style:style style:name="T11" style:family="text">
      <style:text-properties officeooo:rsid="00307aad"/>
    </style:style>
    <style:style style:name="T12" style:family="text">
      <style:text-properties officeooo:rsid="0031a1fb"/>
    </style:style>
    <style:style style:name="T13" style:family="text">
      <style:text-properties officeooo:rsid="00331128"/>
    </style:style>
    <style:style style:name="T14" style:family="text">
      <style:text-properties officeooo:rsid="00348f92"/>
    </style:style>
    <style:style style:name="T15" style:family="text">
      <style:text-properties officeooo:rsid="00352f43"/>
    </style:style>
    <style:style style:name="T16" style:family="text">
      <style:text-properties officeooo:rsid="00362fa9"/>
    </style:style>
    <style:style style:name="T17" style:family="text">
      <style:text-properties officeooo:rsid="0037ffa5"/>
    </style:style>
    <style:style style:name="T18" style:family="text">
      <style:text-properties officeooo:rsid="00393198"/>
    </style:style>
    <style:style style:name="T19" style:family="text">
      <style:text-properties officeooo:rsid="003aeb18"/>
    </style:style>
    <style:style style:name="T20" style:family="text">
      <style:text-properties officeooo:rsid="003c1c89"/>
    </style:style>
    <style:style style:name="T21" style:family="text">
      <style:text-properties style:text-underline-style="solid" style:text-underline-type="double" style:text-underline-width="auto" style:text-underline-color="font-color"/>
    </style:style>
    <style:style style:name="T22" style:family="text">
      <style:text-properties officeooo:rsid="003eb18d"/>
    </style:style>
    <style:style style:name="T23" style:family="text">
      <style:text-properties officeooo:rsid="00404278"/>
    </style:style>
    <style:style style:name="T24" style:family="text">
      <style:text-properties officeooo:rsid="0041fbd1"/>
    </style:style>
    <style:style style:name="T25" style:family="text">
      <style:text-properties officeooo:rsid="0042bc47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3"><text:a xlink:type="simple" xlink:href="#__RefHeading___Toc110_1465168293" text:style-name="Index_20_Link" text:visited-style-name="Index_20_Link">I)<text:tab/>2</text:a></text:p>
          <text:p text:style-name="P52"><text:a xlink:type="simple" xlink:href="#__RefHeading___Toc112_1465168293" text:style-name="Index_20_Link" text:visited-style-name="Index_20_Link">I.2)<text:tab/>2</text:a></text:p>
          <text:p text:style-name="P53"><text:a xlink:type="simple" xlink:href="#__RefHeading___Toc114_1465168293" text:style-name="Index_20_Link" text:visited-style-name="Index_20_Link">II)<text:tab/>2</text:a></text:p>
          <text:p text:style-name="P52"><text:a xlink:type="simple" xlink:href="#__RefHeading___Toc116_1465168293" text:style-name="Index_20_Link" text:visited-style-name="Index_20_Link">II.1)<text:tab/>2</text:a></text:p>
          <text:p text:style-name="P52"><text:a xlink:type="simple" xlink:href="#__RefHeading___Toc118_1465168293" text:style-name="Index_20_Link" text:visited-style-name="Index_20_Link">II.2)<text:tab/>2</text:a></text:p>
          <text:p text:style-name="P51"><text:a xlink:type="simple" xlink:href="#__RefHeading___Toc120_1465168293" text:style-name="Index_20_Link" text:visited-style-name="Index_20_Link">Table de commutation :<text:tab/>2</text:a></text:p>
          <text:p text:style-name="P51"><text:a xlink:type="simple" xlink:href="#__RefHeading___Toc122_1465168293" text:style-name="Index_20_Link" text:visited-style-name="Index_20_Link">G1 :<text:tab/>2</text:a></text:p>
          <text:p text:style-name="P51"><text:a xlink:type="simple" xlink:href="#__RefHeading___Toc124_1465168293" text:style-name="Index_20_Link" text:visited-style-name="Index_20_Link">S1 :<text:tab/>3</text:a></text:p>
          <text:p text:style-name="P51"><text:a xlink:type="simple" xlink:href="#__RefHeading___Toc126_1465168293" text:style-name="Index_20_Link" text:visited-style-name="Index_20_Link">D1 :<text:tab/>3</text:a></text:p>
          <text:p text:style-name="P51"><text:a xlink:type="simple" xlink:href="#__RefHeading___Toc128_1465168293" text:style-name="Index_20_Link" text:visited-style-name="Index_20_Link">Table de commutation :<text:tab/>3</text:a></text:p>
          <text:p text:style-name="P51"><text:a xlink:type="simple" xlink:href="#__RefHeading___Toc133_1465168293" text:style-name="Index_20_Link" text:visited-style-name="Index_20_Link">Interprétation 1 :<text:tab/>3</text:a></text:p>
          <text:p text:style-name="P51"><text:a xlink:type="simple" xlink:href="#__RefHeading___Toc135_1465168293" text:style-name="Index_20_Link" text:visited-style-name="Index_20_Link">Tests et mesures 2 :<text:tab/>4</text:a></text:p>
          <text:p text:style-name="P51"><text:a xlink:type="simple" xlink:href="#__RefHeading___Toc137_1465168293" text:style-name="Index_20_Link" text:visited-style-name="Index_20_Link">Interprétation 2 :<text:tab/>4</text:a></text:p>
          <text:p text:style-name="P52"><text:a xlink:type="simple" xlink:href="#__RefHeading___Toc139_1465168293" text:style-name="Index_20_Link" text:visited-style-name="Index_20_Link">II.3)<text:tab/>4</text:a></text:p>
          <text:p text:style-name="P51"><text:a xlink:type="simple" xlink:href="#__RefHeading___Toc141_1465168293" text:style-name="Index_20_Link" text:visited-style-name="Index_20_Link">Tests et mesures 3 :<text:tab/>4</text:a></text:p>
          <text:p text:style-name="P51"><text:a xlink:type="simple" xlink:href="#__RefHeading___Toc146_1465168293" text:style-name="Index_20_Link" text:visited-style-name="Index_20_Link">G1 :<text:tab/>4</text:a></text:p>
          <text:p text:style-name="P51"><text:a xlink:type="simple" xlink:href="#__RefHeading___Toc148_1465168293" text:style-name="Index_20_Link" text:visited-style-name="Index_20_Link">S1 :<text:tab/>4</text:a></text:p>
          <text:p text:style-name="P51"><text:a xlink:type="simple" xlink:href="#__RefHeading___Toc150_1465168293" text:style-name="Index_20_Link" text:visited-style-name="Index_20_Link">D1 :<text:tab/>5</text:a></text:p>
          <text:p text:style-name="P51"><text:a xlink:type="simple" xlink:href="#__RefHeading___Toc152_1465168293" text:style-name="Index_20_Link" text:visited-style-name="Index_20_Link">Interprétation 3 :<text:tab/>5</text:a></text:p>
          <text:p text:style-name="P53"><text:a xlink:type="simple" xlink:href="#__RefHeading___Toc158_1465168293" text:style-name="Index_20_Link" text:visited-style-name="Index_20_Link">III)<text:tab/>5</text:a></text:p>
          <text:p text:style-name="P52"><text:a xlink:type="simple" xlink:href="#__RefHeading___Toc281_1465168293" text:style-name="Index_20_Link" text:visited-style-name="Index_20_Link">III.1)<text:tab/>5</text:a></text:p>
          <text:p text:style-name="P51"><text:a xlink:type="simple" xlink:href="#__RefHeading___Toc283_1465168293" text:style-name="Index_20_Link" text:visited-style-name="Index_20_Link">Commandes<text:tab/>5</text:a></text:p>
          <text:p text:style-name="P52"><text:a xlink:type="simple" xlink:href="#__RefHeading___Toc285_1465168293" text:style-name="Index_20_Link" text:visited-style-name="Index_20_Link">III.2)<text:tab/>6</text:a></text:p>
          <text:p text:style-name="P51"><text:a xlink:type="simple" xlink:href="#__RefHeading___Toc287_1465168293" text:style-name="Index_20_Link" text:visited-style-name="Index_20_Link">S1 connecté au port 3<text:tab/>6</text:a></text:p>
          <text:p text:style-name="P51"><text:a xlink:type="simple" xlink:href="#__RefHeading___Toc289_1465168293" text:style-name="Index_20_Link" text:visited-style-name="Index_20_Link">G1 :<text:tab/>6</text:a></text:p>
          <text:p text:style-name="P51"><text:a xlink:type="simple" xlink:href="#__RefHeading___Toc291_1465168293" text:style-name="Index_20_Link" text:visited-style-name="Index_20_Link">S1 :<text:tab/>6</text:a></text:p>
          <text:p text:style-name="P51"><text:a xlink:type="simple" xlink:href="#__RefHeading___Toc293_1465168293" text:style-name="Index_20_Link" text:visited-style-name="Index_20_Link">D1 :<text:tab/>7</text:a></text:p>
          <text:p text:style-name="P51"><text:a xlink:type="simple" xlink:href="#__RefHeading___Toc295_1465168293" text:style-name="Index_20_Link" text:visited-style-name="Index_20_Link">Tables de commutation Vlan 10:<text:tab/>7</text:a></text:p>
          <text:p text:style-name="P51"><text:a xlink:type="simple" xlink:href="#__RefHeading___Toc297_1465168293" text:style-name="Index_20_Link" text:visited-style-name="Index_20_Link">Tables de commutation Vlan 20:<text:tab/>7</text:a></text:p>
          <text:p text:style-name="P51"><text:a xlink:type="simple" xlink:href="#__RefHeading___Toc299_1465168293" text:style-name="Index_20_Link" text:visited-style-name="Index_20_Link">Commandes :<text:tab/>7</text:a></text:p>
          <text:p text:style-name="P51"><text:a xlink:type="simple" xlink:href="#__RefHeading___Toc301_1465168293" text:style-name="Index_20_Link" text:visited-style-name="Index_20_Link">S1 connecté au port 15 <text:tab/>7</text:a></text:p>
          <text:p text:style-name="P51"><text:a xlink:type="simple" xlink:href="#__RefHeading___Toc303_1465168293" text:style-name="Index_20_Link" text:visited-style-name="Index_20_Link">G1 :<text:tab/>7</text:a></text:p>
          <text:p text:style-name="P51"><text:a xlink:type="simple" xlink:href="#__RefHeading___Toc305_1465168293" text:style-name="Index_20_Link" text:visited-style-name="Index_20_Link">S1 :<text:tab/>7</text:a></text:p>
          <text:p text:style-name="P51"><text:a xlink:type="simple" xlink:href="#__RefHeading___Toc307_1465168293" text:style-name="Index_20_Link" text:visited-style-name="Index_20_Link">D1 :<text:tab/>7</text:a></text:p>
          <text:p text:style-name="P51"><text:a xlink:type="simple" xlink:href="#__RefHeading___Toc309_1465168293" text:style-name="Index_20_Link" text:visited-style-name="Index_20_Link">Tables de commutation Vlan 10:<text:tab/>7</text:a></text:p>
          <text:p text:style-name="P51"><text:a xlink:type="simple" xlink:href="#__RefHeading___Toc311_1465168293" text:style-name="Index_20_Link" text:visited-style-name="Index_20_Link">Tables de commutation Vlan 20:<text:tab/>8</text:a></text:p>
          <text:p text:style-name="P51"><text:a xlink:type="simple" xlink:href="#__RefHeading___Toc313_1465168293" text:style-name="Index_20_Link" text:visited-style-name="Index_20_Link">Commandes :<text:tab/>8</text:a></text:p>
          <text:p text:style-name="P52"><text:a xlink:type="simple" xlink:href="#__RefHeading___Toc315_1465168293" text:style-name="Index_20_Link" text:visited-style-name="Index_20_Link">III.3)<text:tab/>8</text:a></text:p>
          <text:p text:style-name="P51"><text:a xlink:type="simple" xlink:href="#__RefHeading___Toc317_1465168293" text:style-name="Index_20_Link" text:visited-style-name="Index_20_Link">Commandes :<text:tab/>8</text:a></text:p>
          <text:p text:style-name="P52"><text:a xlink:type="simple" xlink:href="#__RefHeading___Toc319_1465168293" text:style-name="Index_20_Link" text:visited-style-name="Index_20_Link">III.4)<text:tab/>8</text:a></text:p>
          <text:p text:style-name="P51"><text:a xlink:type="simple" xlink:href="#__RefHeading___Toc321_1465168293" text:style-name="Index_20_Link" text:visited-style-name="Index_20_Link">Tables de commutation Vlan 10:<text:tab/>8</text:a></text:p>
          <text:p text:style-name="P51"><text:a xlink:type="simple" xlink:href="#__RefHeading___Toc323_1465168293" text:style-name="Index_20_Link" text:visited-style-name="Index_20_Link">Tables de commutation Vlan 20:<text:tab/>9</text:a></text:p>
        </text:index-body>
      </text:table-of-content>
      <text:h text:style-name="Heading_20_1" text:outline-level="1"><text:soft-page-break/></text:h>
      <text:h text:style-name="Heading_20_1" text:outline-level="1"><text:bookmark-start text:name="__RefHeading___Toc110_1465168293"/>I)<text:bookmark-end text:name="__RefHeading___Toc110_1465168293"/></text:h>
      <text:h text:style-name="Heading_20_2" text:outline-level="2"><text:bookmark-start text:name="__RefHeading___Toc112_1465168293"/>I.2)<text:bookmark-end text:name="__RefHeading___Toc112_1465168293"/></text:h>
      <text:p text:style-name="P15">→ G1 : d4:85:64:10:e9:ec S1 : 64:00:6a:69:f2:02 D1 : d4:85:64:15:56:01</text:p>
      <text:h text:style-name="Heading_20_1" text:outline-level="1"><text:bookmark-start text:name="__RefHeading___Toc114_1465168293"/>II)<text:bookmark-end text:name="__RefHeading___Toc114_1465168293"/></text:h>
      <text:h text:style-name="Heading_20_2" text:outline-level="2"><text:bookmark-start text:name="__RefHeading___Toc116_1465168293"/>II.1)<text:bookmark-end text:name="__RefHeading___Toc116_1465168293"/></text:h>
      <text:p text:style-name="P18">→ sh <text:span text:style-name="T1">mac-address detail</text:span></text:p>
      <text:p text:style-name="P18">→ Elle est vide</text:p>
      <text:h text:style-name="Heading_20_2" text:outline-level="2"><text:bookmark-start text:name="__RefHeading___Toc118_1465168293"/>II.2)<text:bookmark-end text:name="__RefHeading___Toc118_1465168293"/></text:h>
      <text:p text:style-name="P18">→<text:span text:style-name="T1"> ping -c 3 192.168.10.3</text:span></text:p>
      <text:p text:style-name="P18"/>
      <text:h text:style-name="Heading_20_3" text:outline-level="3"><text:bookmark-start text:name="__RefHeading___Toc120_1465168293"/>Table de commutation :<text:bookmark-end text:name="__RefHeading___Toc120_1465168293"/></text:h>
      <text:p text:style-name="P20">VIDE</text:p>
      <text:p text:style-name="P20"/>
      <text:h text:style-name="Heading_20_3" text:outline-level="3"><text:bookmark-start text:name="__RefHeading___Toc122_1465168293"/>G1 : <text:bookmark-end text:name="__RefHeading___Toc122_1465168293"/></text:h>
      <text:p text:style-name="P19"/>
      <text:p text:style-name="P19">No. <text:s text:c="4"/>Time <text:s text:c="10"/>Source <text:s text:c="15"/>Destination <text:s text:c="10"/>Protocol Length Info</text:p>
      <text:p text:style-name="P19"><text:s text:c="6"/>1 0.000000000 <text:s text:c="3"/>192.168.10.1 <text:s text:c="9"/>192.168.10.3 <text:s text:c="9"/>ICMP <text:s text:c="4"/>98 <text:s text:c="4"/>Echo (ping) request <text:s/>id=0x0777, seq=1/256, ttl=64 (reply in 2)</text:p>
      <text:p text:style-name="P19"><text:s text:c="6"/>2 0.000792070 <text:s text:c="3"/>192.168.10.3 <text:s text:c="9"/>192.168.10.1 <text:s text:c="9"/>ICMP <text:s text:c="4"/>98 <text:s text:c="4"/>Echo (ping) reply <text:s text:c="3"/>id=0x0777, seq=1/256, ttl=64 (request in 1)</text:p>
      <text:p text:style-name="P19"><text:s text:c="6"/>3 1.024678348 <text:s text:c="3"/>192.168.10.1 <text:s text:c="9"/>192.168.10.3 <text:s text:c="9"/>ICMP <text:s text:c="4"/>98 <text:s text:c="4"/>Echo (ping) request <text:s/>id=0x0777, seq=2/512, ttl=64 (reply in 4)</text:p>
      <text:p text:style-name="P19"><text:s text:c="6"/>4 1.025452748 <text:s text:c="3"/>192.168.10.3 <text:s text:c="9"/>192.168.10.1 <text:s text:c="9"/>ICMP <text:s text:c="4"/>98 <text:s text:c="4"/>Echo (ping) reply <text:s text:c="3"/>id=0x0777, seq=2/512, ttl=64 (request in 3)</text:p>
      <text:p text:style-name="P19"><text:s text:c="6"/>5 2.048677209 <text:s text:c="3"/>192.168.10.1 <text:s text:c="9"/>192.168.10.3 <text:s text:c="9"/>ICMP <text:s text:c="4"/>98 <text:s text:c="4"/>Echo (ping) request <text:s/>id=0x0777, seq=3/768, ttl=64 (reply in 6)</text:p>
      <text:p text:style-name="P19"><text:s text:c="6"/>6 2.049496168 <text:s text:c="3"/>192.168.10.3 <text:s text:c="9"/>192.168.10.1 <text:s text:c="9"/>ICMP <text:s text:c="4"/>98 <text:s text:c="4"/>Echo (ping) reply <text:s text:c="3"/>id=0x0777, seq=3/768, ttl=64 (request in 5)</text:p>
      <text:p text:style-name="P19"><text:s text:c="6"/>7 9.215949249 <text:s text:c="3"/>192.168.10.1 <text:s text:c="9"/>192.168.10.3 <text:s text:c="9"/>ICMP <text:s text:c="4"/>98 <text:s text:c="4"/>Echo (ping) request <text:s/>id=0x0778, seq=1/256, ttl=64 (reply in 8)</text:p>
      <text:p text:style-name="P19"><text:s text:c="6"/>8 9.216668754 <text:s text:c="3"/>192.168.10.3 <text:s text:c="9"/>192.168.10.1 <text:s text:c="9"/>ICMP <text:s text:c="4"/>98 <text:s text:c="4"/>Echo (ping) reply <text:s text:c="3"/>id=0x0778, seq=1/256, ttl=64 (request in 7)</text:p>
      <text:p text:style-name="P19"><text:s text:c="6"/>9 10.240677184 <text:s text:c="2"/>192.168.10.1 <text:s text:c="9"/>192.168.10.3 <text:s text:c="9"/>ICMP <text:s text:c="4"/>98 <text:s text:c="4"/>Echo (ping) request <text:s/>id=0x0778, seq=2/512, ttl=64 (reply in 10)</text:p>
      <text:p text:style-name="P19"><text:s text:c="5"/>10 10.241382930 <text:s text:c="2"/>192.168.10.3 <text:s text:c="9"/>192.168.10.1 <text:s text:c="9"/>ICMP <text:s text:c="4"/>98 <text:s text:c="4"/>Echo (ping) reply <text:s text:c="3"/>id=0x0778, seq=2/512, ttl=64 (request in 9)</text:p>
      <text:p text:style-name="P19"><text:s text:c="5"/>11 11.264679049 <text:s text:c="2"/>192.168.10.1 <text:s text:c="9"/>192.168.10.3 <text:s text:c="9"/>ICMP <text:s text:c="4"/>98 <text:s text:c="4"/>Echo (ping) request <text:s/>id=0x0778, seq=3/768, ttl=64 (reply in 12)</text:p>
      <text:p text:style-name="P19"><text:s text:c="5"/>12 11.265455824 <text:s text:c="2"/>192.168.10.3 <text:s text:c="9"/>192.168.10.1 <text:s text:c="9"/>ICMP <text:s text:c="4"/>98 <text:s text:c="4"/>Echo (ping) reply <text:s text:c="3"/>id=0x0778, seq=3/768, ttl=64 (request in 11)</text:p>
      <text:p text:style-name="P19"><text:soft-page-break/></text:p>
      <text:h text:style-name="Heading_20_3" text:outline-level="3"><text:bookmark-start text:name="__RefHeading___Toc124_1465168293"/>S1 : <text:bookmark-end text:name="__RefHeading___Toc124_1465168293"/></text:h>
      <text:p text:style-name="P24"/>
      <text:p text:style-name="P19">No. <text:s text:c="4"/>Time <text:s text:c="10"/>Source <text:s text:c="15"/>Destination <text:s text:c="10"/>Protocol Length Info</text:p>
      <text:p text:style-name="P19"><text:s text:c="6"/>1 0.000000000 <text:s text:c="3"/>192.168.10.1 <text:s text:c="9"/>192.168.10.3 <text:s text:c="9"/>ICMP <text:s text:c="4"/>98 <text:s text:c="4"/>Echo (ping) request <text:s/>id=0x0777, seq=1/256, ttl=64 (no response found!)</text:p>
      <text:p text:style-name="P19"/>
      <text:p text:style-name="P19"/>
      <text:p text:style-name="P19"/>
      <text:h text:style-name="Heading_20_3" text:outline-level="3"><text:bookmark-start text:name="__RefHeading___Toc126_1465168293"/>D1 : <text:bookmark-end text:name="__RefHeading___Toc126_1465168293"/></text:h>
      <text:p text:style-name="P19"/>
      <text:p text:style-name="P19">No. <text:s text:c="4"/>Time <text:s text:c="10"/>Source <text:s text:c="15"/>Destination <text:s text:c="10"/>Protocol Length Info</text:p>
      <text:p text:style-name="P19"><text:s text:c="6"/>1 0.000000000 <text:s text:c="3"/>192.168.10.1 <text:s text:c="9"/>192.168.10.3 <text:s text:c="9"/>ICMP <text:s text:c="4"/>98 <text:s text:c="4"/>Echo (ping) request <text:s/>id=0x0777, seq=1/256, ttl=64 (reply in 2)</text:p>
      <text:p text:style-name="P19"><text:s text:c="6"/>2 0.000029822 <text:s text:c="3"/>192.168.10.3 <text:s text:c="9"/>192.168.10.1 <text:s text:c="9"/>ICMP <text:s text:c="4"/>98 <text:s text:c="4"/>Echo (ping) reply <text:s text:c="3"/>id=0x0777, seq=1/256, ttl=64 (request in 1)</text:p>
      <text:p text:style-name="P19"><text:s text:c="6"/>3 1.024661167 <text:s text:c="3"/>192.168.10.1 <text:s text:c="9"/>192.168.10.3 <text:s text:c="9"/>ICMP <text:s text:c="4"/>98 <text:s text:c="4"/>Echo (ping) request <text:s/>id=0x0777, seq=2/512, ttl=64 (reply in 4)</text:p>
      <text:p text:style-name="P19"><text:s text:c="6"/>4 1.024689383 <text:s text:c="3"/>192.168.10.3 <text:s text:c="9"/>192.168.10.1 <text:s text:c="9"/>ICMP <text:s text:c="4"/>98 <text:s text:c="4"/>Echo (ping) reply <text:s text:c="3"/>id=0x0777, seq=2/512, ttl=64 (request in 3)</text:p>
      <text:p text:style-name="P19"><text:s text:c="6"/>5 2.048700746 <text:s text:c="3"/>192.168.10.1 <text:s text:c="9"/>192.168.10.3 <text:s text:c="9"/>ICMP <text:s text:c="4"/>98 <text:s text:c="4"/>Echo (ping) request <text:s/>id=0x0777, seq=3/768, ttl=64 (reply in 6)</text:p>
      <text:p text:style-name="P19"><text:s text:c="6"/>6 2.048730638 <text:s text:c="3"/>192.168.10.3 <text:s text:c="9"/>192.168.10.1 <text:s text:c="9"/>ICMP <text:s text:c="4"/>98 <text:s text:c="4"/>Echo (ping) reply <text:s text:c="3"/>id=0x0777, seq=3/768, ttl=64 (request in 5)</text:p>
      <text:p text:style-name="P19"><text:s text:c="6"/>7 9.215929065 <text:s text:c="3"/>192.168.10.1 <text:s text:c="9"/>192.168.10.3 <text:s text:c="9"/>ICMP <text:s text:c="4"/>98 <text:s text:c="4"/>Echo (ping) request <text:s/>id=0x0778, seq=1/256, ttl=64 (reply in 8)</text:p>
      <text:p text:style-name="P19"><text:s text:c="6"/>8 9.215956932 <text:s text:c="3"/>192.168.10.3 <text:s text:c="9"/>192.168.10.1 <text:s text:c="9"/>ICMP <text:s text:c="4"/>98 <text:s text:c="4"/>Echo (ping) reply <text:s text:c="3"/>id=0x0778, seq=1/256, ttl=64 (request in 7)</text:p>
      <text:p text:style-name="P19"><text:s text:c="6"/>9 10.240658886 <text:s text:c="2"/>192.168.10.1 <text:s text:c="9"/>192.168.10.3 <text:s text:c="9"/>ICMP <text:s text:c="4"/>98 <text:s text:c="4"/>Echo (ping) request <text:s/>id=0x0778, seq=2/512, ttl=64 (reply in 10)</text:p>
      <text:p text:style-name="P19"><text:s text:c="5"/>10 10.240680397 <text:s text:c="2"/>192.168.10.3 <text:s text:c="9"/>192.168.10.1 <text:s text:c="9"/>ICMP <text:s text:c="4"/>98 <text:s text:c="4"/>Echo (ping) reply <text:s text:c="3"/>id=0x0778, seq=2/512, ttl=64 (request in 9)</text:p>
      <text:p text:style-name="P19"><text:s text:c="5"/>11 11.264660890 <text:s text:c="2"/>192.168.10.1 <text:s text:c="9"/>192.168.10.3 <text:s text:c="9"/>ICMP <text:s text:c="4"/>98 <text:s text:c="4"/>Echo (ping) request <text:s/>id=0x0778, seq=3/768, ttl=64 (reply in 12)</text:p>
      <text:p text:style-name="P19"><text:s text:c="5"/>12 11.264676605 <text:s text:c="2"/>192.168.10.3 <text:s text:c="9"/>192.168.10.1 <text:s text:c="9"/>ICMP <text:s text:c="4"/>98 <text:s text:c="4"/>Echo (ping) reply <text:s text:c="3"/>id=0x0778, seq=3/768, ttl=64 (request in 11)</text:p>
      <text:h text:style-name="Heading_20_3" text:outline-level="3"><text:bookmark-start text:name="__RefHeading___Toc128_1465168293"/>Table de commutation : <text:bookmark-end text:name="__RefHeading___Toc128_1465168293"/></text:h>
      <text:p text:style-name="P23"><text:span text:style-name="T2"/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MAC Address</text:p>
          </table:table-cell>
          <table:table-cell table:style-name="Tableau1.A1" office:value-type="string">
            <text:p text:style-name="P1">Port</text:p>
          </table:table-cell>
          <table:table-cell table:style-name="Tableau1.A1" office:value-type="string">
            <text:p text:style-name="P1">VLAN</text:p>
          </table:table-cell>
          <table:table-cell table:style-name="Tableau1.D1" office:value-type="string">
            <text:p text:style-name="P1">AGE (d:h:m:s.ms)</text:p>
          </table:table-cell>
        </table:table-row>
        <table:table-row>
          <table:table-cell table:style-name="Tableau1.A2" office:value-type="string">
            <text:p text:style-name="P21"><text:span text:style-name="T4">D</text:span>48564-10<text:span text:style-name="T4">E</text:span>9<text:span text:style-name="T4">EC</text:span></text:p>
          </table:table-cell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21">0000:00:01:04.21</text:p>
          </table:table-cell>
        </table:table-row>
        <table:table-row>
          <table:table-cell table:style-name="Tableau1.A2" office:value-type="string">
            <text:p text:style-name="P21">D48564-155601</text:p>
          </table:table-cell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1">1</text:p>
          </table:table-cell>
          <table:table-cell table:style-name="Tableau1.D2" office:value-type="string">
            <text:p text:style-name="P21">0000:00:01:04.44</text:p>
          </table:table-cell>
        </table:table-row>
      </table:table>
      <text:p text:style-name="P25"/>
      <text:p text:style-name="P25"/>
      <text:h text:style-name="Heading_20_3" text:outline-level="3"><text:bookmark-start text:name="__RefHeading___Toc133_1465168293"/>Interprétation 1 : <text:bookmark-end text:name="__RefHeading___Toc133_1465168293"/></text:h>
      <text:p text:style-name="P26">→ Elle associe une adresse mac au port auquel la machine est reliée</text:p>
      <text:p text:style-name="P26">→ L’adresse mac permet d’avoir le port</text:p>
      <text:p text:style-name="P26">→ au tout premier « wagon » de la trame</text:p>
      <text:p text:style-name="P26"><text:soft-page-break/>→ il transmet la trame vers le port concerné</text:p>
      <text:p text:style-name="P26">→ il envoie la trame à tout le monde et enregistre le port de la réponse.</text:p>
      <text:p text:style-name="P26">→ Il enregistre l’@mac de destination de la première trame, et envoie la trame à tous. Il attend une trame de réponse, d’o<text:span text:style-name="T3">ù</text:span> il <text:span text:style-name="T3">récupère l’@mac et l’associe au port duquel la trame de retour est arrivée.</text:span></text:p>
      <text:p text:style-name="P26"/>
      <text:h text:style-name="P47" text:outline-level="3"><text:bookmark-start text:name="__RefHeading___Toc135_1465168293"/><text:span text:style-name="T3">Tests et mesures 2</text:span> : <text:bookmark-end text:name="__RefHeading___Toc135_1465168293"/></text:h>
      <text:p text:style-name="P27">→<text:span text:style-name="T3">La table est de nouveau vide (configuration de l’âge de chaque @mac à 90s)</text:span></text:p>
      <text:p text:style-name="P27">→<text:span text:style-name="T3">La table de commutation est mise à jour en enlevant les ports qui sont déconnectés.</text:span></text:p>
      <text:p text:style-name="P27"/>
      <text:h text:style-name="Heading_20_3" text:outline-level="3"><text:bookmark-start text:name="__RefHeading___Toc137_1465168293"/>Interprétation 2 :<text:bookmark-end text:name="__RefHeading___Toc137_1465168293"/></text:h>
      <text:p text:style-name="Standard">→<text:span text:style-name="T3">Ils sont effacés lorsque la durée limite est atteinte ou bien que le port est déconnecté.</text:span></text:p>
      <text:p text:style-name="Standard">→<text:span text:style-name="T4">Ils sont effacés pour éviter de surcharger la mémoire du commutateur.</text:span></text:p>
      <text:p text:style-name="Standard"/>
      <text:h text:style-name="Heading_20_2" text:outline-level="2"><text:bookmark-start text:name="__RefHeading___Toc139_1465168293"/>II.3)<text:bookmark-end text:name="__RefHeading___Toc139_1465168293"/></text:h>
      <text:h text:style-name="Heading_20_3" text:outline-level="3"><text:bookmark-start text:name="__RefHeading___Toc141_1465168293"/>Tests et mesures 3 :<text:bookmark-end text:name="__RefHeading___Toc141_1465168293"/></text:h>
      <text:p text:style-name="Standard">→<text:span text:style-name="T4"> ping unique : ping 192.168.255.255 -c 1 -b</text:span></text:p>
      <text:p text:style-name="Standard">→ </text:p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1">MAC Address</text:p>
          </table:table-cell>
          <table:table-cell table:style-name="Tableau2.A1" office:value-type="string">
            <text:p text:style-name="P1">Port</text:p>
          </table:table-cell>
          <table:table-cell table:style-name="Tableau2.A1" office:value-type="string">
            <text:p text:style-name="P1">VLAN</text:p>
          </table:table-cell>
          <table:table-cell table:style-name="Tableau2.D1" office:value-type="string">
            <text:p text:style-name="P1">AGE (d:h:m:s.ms)</text:p>
          </table:table-cell>
        </table:table-row>
        <table:table-row>
          <table:table-cell table:style-name="Tableau2.A2" office:value-type="string">
            <text:p text:style-name="P16">64006<text:span text:style-name="T4">A-</text:span>69<text:span text:style-name="T5">F</text:span>202</text:p>
          </table:table-cell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4">1</text:p>
          </table:table-cell>
          <table:table-cell table:style-name="Tableau2.D2" office:value-type="string">
            <text:p text:style-name="P4">0000:00:00:32.12</text:p>
          </table:table-cell>
        </table:table-row>
        <table:table-row>
          <table:table-cell table:style-name="Tableau2.A2" office:value-type="string">
            <text:p text:style-name="P21"><text:span text:style-name="T4">D</text:span>48564-10<text:span text:style-name="T4">E</text:span>9<text:span text:style-name="T4">EC</text:span></text:p>
          </table:table-cell>
          <table:table-cell table:style-name="Tableau2.A2" office:value-type="string">
            <text:p text:style-name="P1">1</text:p>
          </table:table-cell>
          <table:table-cell table:style-name="Tableau2.A2" office:value-type="string">
            <text:p text:style-name="P1">1</text:p>
          </table:table-cell>
          <table:table-cell table:style-name="Tableau2.D2" office:value-type="string">
            <text:p text:style-name="P21">0000:00:0<text:span text:style-name="T4">0</text:span>:<text:span text:style-name="T4">31</text:span>.<text:span text:style-name="T4">80</text:span></text:p>
          </table:table-cell>
        </table:table-row>
        <table:table-row>
          <table:table-cell table:style-name="Tableau2.A2" office:value-type="string">
            <text:p text:style-name="P21">D48564-155601</text:p>
          </table:table-cell>
          <table:table-cell table:style-name="Tableau2.A2" office:value-type="string">
            <text:p text:style-name="P1">13</text:p>
          </table:table-cell>
          <table:table-cell table:style-name="Tableau2.A2" office:value-type="string">
            <text:p text:style-name="P1">1</text:p>
          </table:table-cell>
          <table:table-cell table:style-name="Tableau2.D2" office:value-type="string">
            <text:p text:style-name="P21">0000:00:0<text:span text:style-name="T4">0</text:span>:<text:span text:style-name="T4">32.04</text:span></text:p>
          </table:table-cell>
        </table:table-row>
      </table:table>
      <text:p text:style-name="P28"/>
      <text:p text:style-name="P28"/>
      <text:h text:style-name="Heading_20_3" text:outline-level="3"><text:bookmark-start text:name="__RefHeading___Toc146_1465168293"/>G1 :<text:bookmark-end text:name="__RefHeading___Toc146_1465168293"/></text:h>
      <text:p text:style-name="Text_20_body">No. <text:s text:c="4"/>Time <text:s text:c="10"/>Source <text:s text:c="15"/>Destination <text:s text:c="10"/>Protocol Length Info</text:p>
      <text:p text:style-name="Text_20_body"><text:s text:c="6"/>1 0.000000000 <text:s text:c="3"/>192.168.10.1 <text:s text:c="9"/>192.168.255.255 <text:s text:c="6"/>ICMP <text:s text:c="4"/>98 <text:s text:c="4"/>Echo (ping) request <text:s/>id=0x080d, seq=1/256, ttl=64 (no response found!) <text:span text:style-name="T6">@mac destination : FF:FF:FF:FF:FF:FF</text:span></text:p>
      <text:p text:style-name="Text_20_body"><text:s text:c="6"/>2 0.000744228 <text:s text:c="3"/>192.168.10.3 <text:s text:c="9"/>192.168.10.1 <text:s text:c="9"/>ICMP <text:s text:c="4"/>98 <text:s text:c="4"/>Echo (ping) reply <text:s text:c="3"/>id=0x080d, seq=1/256, ttl=64 <text:span text:style-name="T6">@mac destination : D4:85:64:10:E9:EC</text:span></text:p>
      <text:p text:style-name="Text_20_body"><text:s text:c="6"/>3 0.001044406 <text:s text:c="3"/>192.168.10.2 <text:s text:c="9"/>192.168.10.1 <text:s text:c="9"/>ICMP <text:s text:c="4"/>98 <text:s text:c="4"/>Echo (ping) reply <text:s text:c="3"/>id=0x080d, seq=1/256, ttl=64</text:p>
      <text:h text:style-name="Heading_20_3" text:outline-level="3"><text:bookmark-start text:name="__RefHeading___Toc148_1465168293"/>S1 :<text:bookmark-end text:name="__RefHeading___Toc148_1465168293"/></text:h>
      <text:p text:style-name="Text_20_body">No. <text:s text:c="4"/>Time <text:s text:c="10"/>Source <text:s text:c="15"/>Destination <text:s text:c="10"/>Protocol Length Info</text:p>
      <text:p text:style-name="Text_20_body"><text:s text:c="6"/>1 0.000000000 <text:s text:c="3"/>192.168.10.1 <text:s text:c="9"/>192.168.255.255 <text:s text:c="6"/>ICMP <text:s text:c="4"/>98 <text:s text:c="4"/>Echo (ping) request <text:s/>id=0x080d, seq=1/256, ttl=64 (no response found!)</text:p>
      <text:p text:style-name="Text_20_body"><text:s text:c="6"/>2 0.000044943 <text:s text:c="3"/>192.168.10.2 <text:s text:c="9"/>192.168.10.1 <text:s text:c="9"/>ICMP <text:s text:c="4"/>98 <text:s text:c="4"/>Echo (ping) reply <text:s text:c="3"/>id=0x080d, seq=1/256, ttl=64</text:p>
      <text:h text:style-name="Heading_20_3" text:outline-level="3"><text:bookmark-start text:name="__RefHeading___Toc150_1465168293"/><text:soft-page-break/>D1 :<text:bookmark-end text:name="__RefHeading___Toc150_1465168293"/></text:h>
      <text:p text:style-name="Text_20_body">No. <text:s text:c="4"/>Time <text:s text:c="10"/>Source <text:s text:c="15"/>Destination <text:s text:c="10"/>Protocol Length Info</text:p>
      <text:p text:style-name="Text_20_body"><text:s text:c="6"/>1 0.000000000 <text:s text:c="3"/>192.168.10.1 <text:s text:c="9"/>192.168.255.255 <text:s text:c="6"/>ICMP <text:s text:c="4"/>98 <text:s text:c="4"/>Echo (ping) request <text:s/>id=0x080d, seq=1/256, ttl=64 (no response found!)</text:p>
      <text:p text:style-name="Text_20_body"><text:s text:c="6"/>2 0.000031848 <text:s text:c="3"/>192.168.10.3 <text:s text:c="9"/>192.168.10.1 <text:s text:c="9"/>ICMP <text:s text:c="4"/>98 <text:s text:c="4"/>Echo (ping) reply <text:s text:c="3"/>id=0x080d, seq=1/256, ttl=64</text:p>
      <text:p text:style-name="P38"/>
      <text:h text:style-name="Heading_20_3" text:outline-level="3"><text:bookmark-start text:name="__RefHeading___Toc152_1465168293"/>Interprétation 3 :<text:bookmark-end text:name="__RefHeading___Toc152_1465168293"/></text:h>
      <text:p text:style-name="P39">→<text:span text:style-name="T7"> L’adresse mac est l’adresse en point à point , elle désigne la prochaine machine à qui transmettre le message.</text:span><text:span text:style-name="T7"><office:annotation><dc:creator>Auteur inconnu</dc:creator><dc:date>2021-11-09T15:43:33.807388093</dc:date><text:p text:style-name="P54"><text:span text:style-name="T26">Adresse ip = adresse bout en bout </text:span></text:p></office:annotation></text:span></text:p>
      <text:p text:style-name="P39"><text:span text:style-name="T7">→ Toutes les machines sur le réseaux sont désignées par FF:FF:FF:FF:FF:FF car c’est l’adresse Broadcast.</text:span></text:p>
      <text:p text:style-name="P39">→<text:span text:style-name="T8"> La première réponse est destinée à la machine G1</text:span></text:p>
      <text:p text:style-name="P39">→<text:span text:style-name="T9"> Car chaque machine sait qu’elle doit répondre à la requête si c’est une requête Broadcast.</text:span></text:p>
      <text:p text:style-name="P39">→<text:span text:style-name="T9"> Les réponses ne le sont pas car elles répondent à la source de la requête Broadcast (G1)</text:span></text:p>
      <text:p text:style-name="P39">→<text:span text:style-name="T9"> G1 S1 D1</text:span></text:p>
      <text:p text:style-name="P39">→<text:span text:style-name="T10"> l’ensemble des machines du réseau</text:span></text:p>
      <text:p text:style-name="P39">→<text:span text:style-name="T10"> ping le broadcast puis regarder la table de commutation du switch.</text:span></text:p>
      <text:h text:style-name="Heading_20_1" text:outline-level="1"><text:bookmark-start text:name="__RefHeading___Toc158_1465168293"/>III)<text:bookmark-end text:name="__RefHeading___Toc158_1465168293"/></text:h>
      <text:h text:style-name="Heading_20_2" text:outline-level="2"><text:bookmark-start text:name="__RefHeading___Toc281_1465168293"/>III.1)<text:bookmark-end text:name="__RefHeading___Toc281_1465168293"/></text:h>
      <text:h text:style-name="Heading_20_3" text:outline-level="3"><text:bookmark-start text:name="__RefHeading___Toc283_1465168293"/>Commandes<text:bookmark-end text:name="__RefHeading___Toc283_1465168293"/></text:h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6">prom<text:span text:style-name="T13">p</text:span>t</text:p>
          </table:table-cell>
          <table:table-cell table:style-name="Tableau3.B1" office:value-type="string">
            <text:p text:style-name="P6">commande</text:p>
          </table:table-cell>
        </table:table-row>
        <table:table-row>
          <table:table-cell table:style-name="Tableau3.A2" office:value-type="string">
            <text:p text:style-name="P6">Switch(config)#</text:p>
          </table:table-cell>
          <table:table-cell table:style-name="Tableau3.B2" office:value-type="string">
            <text:p text:style-name="P6">vl 10<office:annotation><dc:creator>Auteur inconnu</dc:creator><dc:date>2021-11-09T16:05:00.151763832</dc:date><text:p text:style-name="P54"><text:span text:style-name="T26">Pour supprimer un vlan : no vlan id </text:span></text:p></office:annotation></text:p>
          </table:table-cell>
        </table:table-row>
        <table:table-row>
          <table:table-cell table:style-name="Tableau3.A2" office:value-type="string">
            <text:p text:style-name="P6">Switch(vlan-10)#</text:p>
          </table:table-cell>
          <table:table-cell table:style-name="Tableau3.B2" office:value-type="string">
            <text:p text:style-name="P6">Name gauche</text:p>
          </table:table-cell>
        </table:table-row>
        <table:table-row>
          <table:table-cell table:style-name="Tableau3.A2" office:value-type="string">
            <text:p text:style-name="P6">Switch(vlan-10)#</text:p>
          </table:table-cell>
          <table:table-cell table:style-name="Tableau3.B2" office:value-type="string">
            <text:p text:style-name="P6">Unta <text:span text:style-name="T11">1-12</text:span></text:p>
          </table:table-cell>
        </table:table-row>
        <table:table-row>
          <table:table-cell table:style-name="Tableau3.A2" office:value-type="string">
            <text:p text:style-name="P6">Switch(<text:span text:style-name="T12">vlan-10</text:span>)#</text:p>
          </table:table-cell>
          <table:table-cell table:style-name="Tableau3.B2" office:value-type="string">
            <text:p text:style-name="P6">vl 20</text:p>
          </table:table-cell>
        </table:table-row>
        <table:table-row>
          <table:table-cell table:style-name="Tableau3.A2" office:value-type="string">
            <text:p text:style-name="P6">Switch(vlan-20)#</text:p>
          </table:table-cell>
          <table:table-cell table:style-name="Tableau3.B2" office:value-type="string">
            <text:p text:style-name="P6">Name droite</text:p>
          </table:table-cell>
        </table:table-row>
        <table:table-row>
          <table:table-cell table:style-name="Tableau3.A2" office:value-type="string">
            <text:p text:style-name="P6">Switch(vlan--20)#</text:p>
          </table:table-cell>
          <table:table-cell table:style-name="Tableau3.B2" office:value-type="string">
            <text:p text:style-name="P10">Unta <text:span text:style-name="T11">13-24</text:span></text:p>
          </table:table-cell>
        </table:table-row>
      </table:table>
      <text:p text:style-name="Text_20_body"/>
      <text:p text:style-name="Text_20_body"/>
      <text:p text:style-name="P40">Vlan 1</text:p>
      <text:p text:style-name="P40"><text:tab/>name «DEFAULT_VLAN »</text:p>
      <text:p text:style-name="P40"><text:soft-page-break/><text:tab/>no ip address</text:p>
      <text:p text:style-name="P40"><text:tab/>exit</text:p>
      <text:p text:style-name="P40">vlan 10</text:p>
      <text:p text:style-name="P40"><text:tab/>name « gauche »</text:p>
      <text:p text:style-name="P40"><text:tab/>untagged 1-12</text:p>
      <text:p text:style-name="P40"><text:tab/>no ip address</text:p>
      <text:p text:style-name="P40"><text:tab/>exit</text:p>
      <text:p text:style-name="P40">vlan 20</text:p>
      <text:p text:style-name="P40"><text:tab/>name «droite»</text:p>
      <text:p text:style-name="P40"><text:tab/>untagged 13-24</text:p>
      <text:p text:style-name="P40"><text:tab/>no ip address</text:p>
      <text:p text:style-name="P40"><text:tab/>exit</text:p>
      <text:h text:style-name="Heading_20_2" text:outline-level="2"><text:bookmark-start text:name="__RefHeading___Toc285_1465168293"/>III.2)<text:bookmark-end text:name="__RefHeading___Toc285_1465168293"/></text:h>
      <text:h text:style-name="Heading_20_3" text:outline-level="3"><text:bookmark-start text:name="__RefHeading___Toc287_1465168293"/>S1 connecté au port 3<text:bookmark-end text:name="__RefHeading___Toc287_1465168293"/></text:h>
      <text:p text:style-name="P44">→<text:span text:style-name="T14">ping 192.168.255.255 -c 1 -b</text:span></text:p>
      <text:p text:style-name="P44"><text:tab/><text:span text:style-name="T14">Warning : pinging broadcast address </text:span></text:p>
      <text:p text:style-name="P41"><text:tab/>1 seule réponse de 192.168.10.1</text:p>
      <text:h text:style-name="P48" text:outline-level="3"/>
      <text:h text:style-name="P48" text:outline-level="3"><text:bookmark-start text:name="__RefHeading___Toc289_1465168293"/>G1 :<text:bookmark-end text:name="__RefHeading___Toc289_1465168293"/></text:h>
      <text:p text:style-name="P44">No. <text:s text:c="4"/>Time <text:s text:c="10"/>Source <text:s text:c="15"/>Destination <text:s text:c="10"/>Protocol Length Info</text:p>
      <text:p text:style-name="P44"><text:s text:c="6"/>1 0.000000000 <text:s text:c="3"/>192.168.10.1 <text:s text:c="9"/>192.168.255.255 <text:s text:c="6"/>ICMP <text:s text:c="4"/>98 <text:s text:c="4"/>Echo (ping) request <text:s/>id=0x089f, seq=1/256, ttl=64 (no response found!)</text:p>
      <text:p text:style-name="P44"><text:s text:c="6"/>2 0.001083447 <text:s text:c="3"/>192.168.10.2 <text:s text:c="9"/>192.168.10.1 <text:s text:c="9"/>ICMP <text:s text:c="4"/>98 <text:s text:c="4"/>Echo (ping) reply <text:s text:c="3"/>id=0x089f, seq=1/256, ttl=64</text:p>
      <text:h text:style-name="P48" text:outline-level="3"><text:bookmark-start text:name="__RefHeading___Toc291_1465168293"/>S1 :<text:bookmark-end text:name="__RefHeading___Toc291_1465168293"/></text:h>
      <text:p text:style-name="P44">No. <text:s text:c="4"/>Time <text:s text:c="10"/>Source <text:s text:c="15"/>Destination <text:s text:c="10"/>Protocol Length Info</text:p>
      <text:p text:style-name="P44"><text:s text:c="6"/>1 0.000000000 <text:s text:c="3"/>192.168.10.1 <text:s text:c="9"/>192.168.255.255 <text:s text:c="6"/>ICMP <text:s text:c="4"/>98 <text:s text:c="4"/>Echo (ping) request <text:s/>id=0x089f, seq=1/256, ttl=64 (no response found!)</text:p>
      <text:p text:style-name="P44"><text:s text:c="6"/>2 0.000044112 <text:s text:c="3"/>192.168.10.2 <text:s text:c="9"/>192.168.10.1 <text:s text:c="9"/>ICMP <text:s text:c="4"/>98 <text:s text:c="4"/>Echo (ping) reply <text:s text:c="3"/>id=0x089f, seq=1/256, ttl=64</text:p>
      <text:h text:style-name="P48" text:outline-level="3"><text:bookmark-start text:name="__RefHeading___Toc293_1465168293"/><text:soft-page-break/>D1 : <text:bookmark-end text:name="__RefHeading___Toc293_1465168293"/></text:h>
      <text:p text:style-name="P42">VIDE</text:p>
      <text:h text:style-name="P48" text:outline-level="3"><text:bookmark-start text:name="__RefHeading___Toc295_1465168293"/>Tables de commutation <text:span text:style-name="T15">Vlan 10</text:span>: <text:bookmark-end text:name="__RefHeading___Toc295_1465168293"/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MAC Address</text:p>
          </table:table-cell>
          <table:table-cell table:style-name="Tableau4.B1" office:value-type="string">
            <text:p text:style-name="P2">Port</text:p>
          </table:table-cell>
        </table:table-row>
        <table:table-row>
          <table:table-cell table:style-name="Tableau4.A2" office:value-type="string">
            <text:p text:style-name="P17">64006<text:span text:style-name="T4">A-</text:span>69<text:span text:style-name="T5">F</text:span>202</text:p>
          </table:table-cell>
          <table:table-cell table:style-name="Tableau4.B2" office:value-type="string">
            <text:p text:style-name="P5">3</text:p>
          </table:table-cell>
        </table:table-row>
        <table:table-row>
          <table:table-cell table:style-name="Tableau4.A2" office:value-type="string">
            <text:p text:style-name="P22"><text:span text:style-name="T4">D</text:span>48564-10<text:span text:style-name="T4">E</text:span>9<text:span text:style-name="T4">EC</text:span></text:p>
          </table:table-cell>
          <table:table-cell table:style-name="Tableau4.B2" office:value-type="string">
            <text:p text:style-name="P2">1</text:p>
          </table:table-cell>
        </table:table-row>
      </table:table>
      <text:p text:style-name="P29"/>
      <text:h text:style-name="P48" text:outline-level="3"><text:bookmark-start text:name="__RefHeading___Toc297_1465168293"/>Tables de commutation <text:span text:style-name="T15">Vlan 20</text:span>: <text:bookmark-end text:name="__RefHeading___Toc297_1465168293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MAC Address</text:p>
          </table:table-cell>
          <table:table-cell table:style-name="Tableau5.B1" office:value-type="string">
            <text:p text:style-name="P2">Port</text:p>
          </table:table-cell>
        </table:table-row>
        <table:table-row>
          <table:table-cell table:style-name="Tableau5.A2" office:value-type="string">
            <text:p text:style-name="P17"/>
          </table:table-cell>
          <table:table-cell table:style-name="Tableau5.B2" office:value-type="string">
            <text:p text:style-name="P5"/>
          </table:table-cell>
        </table:table-row>
      </table:table>
      <text:p text:style-name="P29"/>
      <text:h text:style-name="P48" text:outline-level="3"><text:bookmark-start text:name="__RefHeading___Toc299_1465168293"/>Commandes :<text:bookmark-end text:name="__RefHeading___Toc299_1465168293"/></text:h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7">prom<text:span text:style-name="T13">p</text:span>t</text:p>
          </table:table-cell>
          <table:table-cell table:style-name="Tableau6.B1" office:value-type="string">
            <text:p text:style-name="P7">commande</text:p>
          </table:table-cell>
        </table:table-row>
        <table:table-row>
          <table:table-cell table:style-name="Tableau6.A2" office:value-type="string">
            <text:p text:style-name="P7">Switch(config)#</text:p>
          </table:table-cell>
          <table:table-cell table:style-name="Tableau6.B2" office:value-type="string">
            <text:p text:style-name="P7"><text:span text:style-name="T16">Sh mac-address vlan gauche</text:span><office:annotation><dc:creator>Auteur inconnu</dc:creator><dc:date>2021-11-09T16:05:00.151763832</dc:date><text:p text:style-name="P54"><text:span text:style-name="T26">Pour supprimer un vlan : no vlan id </text:span></text:p></office:annotation></text:p>
          </table:table-cell>
        </table:table-row>
        <table:table-row>
          <table:table-cell table:style-name="Tableau6.A2" office:value-type="string">
            <text:p text:style-name="P7">Switch(config)#</text:p>
          </table:table-cell>
          <table:table-cell table:style-name="Tableau6.B2" office:value-type="string">
            <text:p text:style-name="P7"><text:span text:style-name="T16">Sh mac-address vlan droite</text:span></text:p>
          </table:table-cell>
        </table:table-row>
      </table:table>
      <text:p text:style-name="P29"/>
      <text:h text:style-name="Heading_20_3" text:outline-level="3"><text:bookmark-start text:name="__RefHeading___Toc301_1465168293"/>S1 connecté au port 15 <text:bookmark-end text:name="__RefHeading___Toc301_1465168293"/></text:h>
      <text:p text:style-name="P44">→<text:span text:style-name="T14">ping 192.168.255.255 -c 1 -b</text:span></text:p>
      <text:p text:style-name="P44"><text:tab/><text:span text:style-name="T14">Warning : pinging broadcast address </text:span></text:p>
      <text:p text:style-name="P41"><text:tab/>1 seule réponse de 192.168.10.1</text:p>
      <text:h text:style-name="P48" text:outline-level="3"/>
      <text:h text:style-name="P48" text:outline-level="3"><text:bookmark-start text:name="__RefHeading___Toc303_1465168293"/>G1 :<text:bookmark-end text:name="__RefHeading___Toc303_1465168293"/></text:h>
      <text:p text:style-name="P45">No. <text:s text:c="4"/>Time <text:s text:c="10"/>Source <text:s text:c="15"/>Destination <text:s text:c="10"/>Protocol Length Info</text:p>
      <text:p text:style-name="P45"><text:s text:c="6"/>1 0.000000000 <text:s text:c="3"/>192.168.10.1 <text:s text:c="9"/>192.168.255.255 <text:s text:c="6"/>ICMP <text:s text:c="4"/>98 <text:s text:c="4"/>Echo (ping) request <text:s/>id=0x0<text:span text:style-name="T18">90a</text:span>, seq=1/256, ttl=64 (no response found!)</text:p>
      <text:h text:style-name="P48" text:outline-level="3"><text:bookmark-start text:name="__RefHeading___Toc305_1465168293"/>S1 :<text:bookmark-end text:name="__RefHeading___Toc305_1465168293"/></text:h>
      <text:p text:style-name="P43">VIDE</text:p>
      <text:h text:style-name="P48" text:outline-level="3"><text:bookmark-start text:name="__RefHeading___Toc307_1465168293"/>D1 : <text:bookmark-end text:name="__RefHeading___Toc307_1465168293"/></text:h>
      <text:p text:style-name="P42">VIDE</text:p>
      <text:h text:style-name="P48" text:outline-level="3"><text:bookmark-start text:name="__RefHeading___Toc309_1465168293"/>Tables de commutation <text:span text:style-name="T15">Vlan 10</text:span>: <text:bookmark-end text:name="__RefHeading___Toc309_1465168293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>MAC Address</text:p>
          </table:table-cell>
          <table:table-cell table:style-name="Tableau7.B1" office:value-type="string">
            <text:p text:style-name="P2">Port</text:p>
          </table:table-cell>
        </table:table-row>
        <table:table-row>
          <table:table-cell table:style-name="Tableau7.A2" office:value-type="string">
            <text:p text:style-name="P22"><text:span text:style-name="T4">D</text:span>48564-10<text:span text:style-name="T4">E</text:span>9<text:span text:style-name="T4">EC</text:span></text:p>
          </table:table-cell>
          <table:table-cell table:style-name="Tableau7.B2" office:value-type="string">
            <text:p text:style-name="P2">1<text:span text:style-name="T17">0</text:span></text:p>
          </table:table-cell>
        </table:table-row>
      </table:table>
      <text:p text:style-name="P29"><text:soft-page-break/></text:p>
      <text:h text:style-name="P48" text:outline-level="3"><text:bookmark-start text:name="__RefHeading___Toc311_1465168293"/>Tables de commutation <text:span text:style-name="T15">Vlan 20</text:span>: <text:bookmark-end text:name="__RefHeading___Toc311_1465168293"/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MAC Address</text:p>
          </table:table-cell>
          <table:table-cell table:style-name="Tableau8.B1" office:value-type="string">
            <text:p text:style-name="P2">Port</text:p>
          </table:table-cell>
        </table:table-row>
        <table:table-row>
          <table:table-cell table:style-name="Tableau8.A2" office:value-type="string">
            <text:p text:style-name="P17"/>
          </table:table-cell>
          <table:table-cell table:style-name="Tableau8.B2" office:value-type="string">
            <text:p text:style-name="P5"/>
          </table:table-cell>
        </table:table-row>
      </table:table>
      <text:p text:style-name="P29"/>
      <text:h text:style-name="P48" text:outline-level="3"><text:bookmark-start text:name="__RefHeading___Toc313_1465168293"/>Commandes :<text:bookmark-end text:name="__RefHeading___Toc313_1465168293"/></text:h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7">prom<text:span text:style-name="T13">p</text:span>t</text:p>
          </table:table-cell>
          <table:table-cell table:style-name="Tableau9.B1" office:value-type="string">
            <text:p text:style-name="P7">commande</text:p>
          </table:table-cell>
        </table:table-row>
        <table:table-row>
          <table:table-cell table:style-name="Tableau9.A2" office:value-type="string">
            <text:p text:style-name="P7">Switch(config)#</text:p>
          </table:table-cell>
          <table:table-cell table:style-name="Tableau9.B2" office:value-type="string">
            <text:p text:style-name="P7"><text:span text:style-name="T16">Sh mac-address vlan gauche</text:span><office:annotation><dc:creator>Auteur inconnu</dc:creator><dc:date>2021-11-09T16:05:00.151763832</dc:date><text:p text:style-name="P54"><text:span text:style-name="T26">Pour supprimer un vlan : no vlan id </text:span></text:p></office:annotation></text:p>
          </table:table-cell>
        </table:table-row>
        <table:table-row>
          <table:table-cell table:style-name="Tableau9.A2" office:value-type="string">
            <text:p text:style-name="P7">Switch(config)#</text:p>
          </table:table-cell>
          <table:table-cell table:style-name="Tableau9.B2" office:value-type="string">
            <text:p text:style-name="P7"><text:span text:style-name="T16">Sh mac-address vlan droite</text:span></text:p>
          </table:table-cell>
        </table:table-row>
      </table:table>
      <text:p text:style-name="P29"/>
      <text:p text:style-name="P30">→ Lorsque S1 est connecté au port 3, elle appartient au domaine de Broadcast du vlan 10 auquel appartient également G1.</text:p>
      <text:p text:style-name="P30">Lorsque nous connectons S1 au port 15, celui-ci appartient désormais au domaine de Broadcast du vlan 20 auquel appartient également D1.</text:p>
      <text:p text:style-name="P30">Cela signifie que le switch compartimente ses ports en fonction des vlans et que les machines connectées au vlan 10 ne peuvent communiquer avec le vlan 20.</text:p>
      <text:p text:style-name="P30"/>
      <text:p text:style-name="P30">→ Ces deux commutateurs fonctionnent indépendamment l’un de l’autre puisqu’ils <text:span text:style-name="T19">ont des tables de commutation différentes</text:span>.</text:p>
      <text:p text:style-name="P30"/>
      <text:h text:style-name="Heading_20_2" text:outline-level="2"><text:bookmark-start text:name="__RefHeading___Toc315_1465168293"/>III.3)<text:bookmark-end text:name="__RefHeading___Toc315_1465168293"/></text:h>
      <text:h text:style-name="P49" text:outline-level="3"><text:bookmark-start text:name="__RefHeading___Toc317_1465168293"/>Commandes :<text:bookmark-end text:name="__RefHeading___Toc317_146516829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">prom<text:span text:style-name="T13">p</text:span>t</text:p>
          </table:table-cell>
          <table:table-cell table:style-name="Tableau10.B1" office:value-type="string">
            <text:p text:style-name="P8">commande</text:p>
          </table:table-cell>
        </table:table-row>
        <table:table-row>
          <table:table-cell table:style-name="Tableau10.A2" office:value-type="string">
            <text:p text:style-name="P8">Switch(config)#</text:p>
          </table:table-cell>
          <table:table-cell table:style-name="Tableau10.B2" office:value-type="string">
            <text:p text:style-name="P11">Vlan 10</text:p>
          </table:table-cell>
        </table:table-row>
        <table:table-row>
          <table:table-cell table:style-name="Tableau10.A2" office:value-type="string">
            <text:p text:style-name="P8">Switch(<text:span text:style-name="T20">vlan-10</text:span>)#</text:p>
          </table:table-cell>
          <table:table-cell table:style-name="Tableau10.B2" office:value-type="string">
            <text:p text:style-name="P11">Tagged 24</text:p>
          </table:table-cell>
        </table:table-row>
        <table:table-row>
          <table:table-cell table:style-name="Tableau10.A2" office:value-type="string">
            <text:p text:style-name="P8">Switch(<text:span text:style-name="T20">config)</text:span>#</text:p>
          </table:table-cell>
          <table:table-cell table:style-name="Tableau10.B2" office:value-type="string">
            <text:p text:style-name="P11">Sh run | begin vlan</text:p>
          </table:table-cell>
        </table:table-row>
        <table:table-row>
          <table:table-cell table:style-name="Tableau10.A2" office:value-type="string">
            <text:p text:style-name="P9">Switch(<text:span text:style-name="T20">vlan-20</text:span>)#</text:p>
          </table:table-cell>
          <table:table-cell table:style-name="Tableau10.B2" office:value-type="string">
            <text:p text:style-name="P14">Tagged 24</text:p>
          </table:table-cell>
        </table:table-row>
        <table:table-row>
          <table:table-cell table:style-name="Tableau10.A2" office:value-type="string">
            <text:p text:style-name="P9">Switch(<text:span text:style-name="T20">vlan-1</text:span>)#</text:p>
          </table:table-cell>
          <table:table-cell table:style-name="Tableau10.B2" office:value-type="string">
            <text:p text:style-name="P14">Tagged 24</text:p>
          </table:table-cell>
        </table:table-row>
      </table:table>
      <text:p text:style-name="P31"/>
      <text:h text:style-name="Heading_20_2" text:outline-level="2"><text:bookmark-start text:name="__RefHeading___Toc319_1465168293"/>III.4<text:span text:style-name="T20">)</text:span><text:bookmark-end text:name="__RefHeading___Toc319_1465168293"/></text:h>
      <text:p text:style-name="P46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">prom<text:span text:style-name="T13">p</text:span>t</text:p>
          </table:table-cell>
          <table:table-cell table:style-name="Tableau11.B1" office:value-type="string">
            <text:p text:style-name="P8">commande</text:p>
          </table:table-cell>
        </table:table-row>
        <table:table-row>
          <table:table-cell table:style-name="Tableau11.A2" office:value-type="string">
            <text:p text:style-name="P11">root@G1:~#</text:p>
          </table:table-cell>
          <table:table-cell table:style-name="Tableau11.B2" office:value-type="string">
            <text:p text:style-name="P11">Ping 192.168.255.255 -c 1 -b</text:p>
          </table:table-cell>
        </table:table-row>
        <table:table-row>
          <table:table-cell table:style-name="Tableau11.A2" office:value-type="string">
            <text:p text:style-name="P11">root@D1:~#</text:p>
          </table:table-cell>
          <table:table-cell table:style-name="Tableau11.B2" office:value-type="string">
            <text:p text:style-name="P11">Ping 192.168.255.255 -c 1 -b</text:p>
          </table:table-cell>
        </table:table-row>
      </table:table>
      <text:p text:style-name="P35"/>
      <text:h text:style-name="Heading_20_3" text:outline-level="3">G1 :</text:h>
      <text:p text:style-name="P35">No. <text:s text:c="4"/>Time <text:s text:c="10"/>Source <text:s text:c="15"/>Destination <text:s text:c="10"/>Protocol Length Info</text:p>
      <text:p text:style-name="P35"><text:s text:c="6"/>1 0.000000000 <text:s text:c="3"/>192.168.10.1 <text:s text:c="9"/>192.168.255.255 <text:s text:c="6"/>ICMP <text:s text:c="4"/>98 <text:s text:c="4"/>Echo (ping) request <text:s/>id=0x096c, seq=1/256, ttl=64 (no response found!)</text:p>
      <text:p text:style-name="P35"><text:soft-page-break/><text:s text:c="6"/>2 0.001304915 <text:s text:c="3"/>192.168.60.1 <text:s text:c="9"/>192.168.10.1 <text:s text:c="9"/>ICMP <text:s text:c="4"/>98 <text:s text:c="4"/>Echo (ping) reply <text:s text:c="3"/>id=0x096c, seq=1/256, ttl=64</text:p>
      <text:p text:style-name="P35"><text:s text:c="6"/>3 0.001310921 <text:s text:c="3"/>192.168.30.1 <text:s text:c="9"/>192.168.10.1 <text:s text:c="9"/>ICMP <text:s text:c="4"/>98 <text:s text:c="4"/>Echo (ping) reply <text:s text:c="3"/>id=0x096c, seq=1/256, ttl=64</text:p>
      <text:p text:style-name="P35"><text:s text:c="6"/>4 0.001551175 <text:s text:c="3"/>192.168.40.1 <text:s text:c="9"/>192.168.10.1 <text:s text:c="9"/>ICMP <text:s text:c="4"/>98 <text:s text:c="4"/>Echo (ping) reply <text:s text:c="3"/>id=0x096c, seq=1/256, ttl=64</text:p>
      <text:p text:style-name="P35"><text:s text:c="6"/>5 0.001554108 <text:s text:c="3"/>192.168.50.1 <text:s text:c="9"/>192.168.10.1 <text:s text:c="9"/>ICMP <text:s text:c="4"/>98 <text:s text:c="4"/>Echo (ping) reply <text:s text:c="3"/>id=0x096c, seq=1/256, ttl=64</text:p>
      <text:p text:style-name="P35"><text:s text:c="6"/>6 0.001801137 <text:s text:c="3"/>192.168.60.2 <text:s text:c="9"/>192.168.10.1 <text:s text:c="9"/>ICMP <text:s text:c="4"/>98 <text:s text:c="4"/>Echo (ping) reply <text:s text:c="3"/>id=0x096c, seq=1/256, ttl=64</text:p>
      <text:p text:style-name="P35"/>
      <text:h text:style-name="Heading_20_3" text:outline-level="3"><text:span text:style-name="T24">S</text:span>1 :</text:h>
      <text:p text:style-name="P35">No. <text:s text:c="4"/>Time <text:s text:c="10"/>Source <text:s text:c="15"/>Destination <text:s text:c="10"/>Protocol Length Info</text:p>
      <text:p text:style-name="P35"><text:s text:c="5"/>12 56.080282294 <text:s text:c="2"/>192.168.10.3 <text:s text:c="9"/>192.168.255.255 <text:s text:c="6"/>ICMP <text:s text:c="4"/>98 <text:s text:c="4"/>Echo (ping) request <text:s/>id=0x10c4, seq=1/256, ttl=64 (no response found!)</text:p>
      <text:p text:style-name="P35"><text:s text:c="5"/>13 56.080325634 <text:s text:c="2"/>192.168.10.2 <text:s text:c="9"/>192.168.10.3 <text:s text:c="9"/>ICMP <text:s text:c="4"/>98 <text:s text:c="4"/>Echo (ping) reply <text:s text:c="3"/>id=0x10c4, seq=1/256, ttl=64</text:p>
      <text:p text:style-name="P35"/>
      <text:h text:style-name="Heading_20_3" text:outline-level="3">D1 :</text:h>
      <text:p text:style-name="P35">No. <text:s text:c="4"/>Time <text:s text:c="10"/>Source <text:s text:c="15"/>Destination <text:s text:c="10"/>Protocol Length Info</text:p>
      <text:p text:style-name="P35"><text:s text:c="6"/>1 0.000000000 <text:s text:c="3"/>192.168.10.3 <text:s text:c="9"/>192.168.255.255 <text:s text:c="6"/>ICMP <text:s text:c="4"/>98 <text:s text:c="4"/>Echo (ping) request <text:s/>id=0x1143, seq=1/256, ttl=64 (no response found!)</text:p>
      <text:p text:style-name="P35"><text:s text:c="6"/>2 0.001042940 <text:s text:c="3"/>192.168.10.2 <text:s text:c="9"/>192.168.10.3 <text:s text:c="9"/>ICMP <text:s text:c="4"/>98 <text:s text:c="4"/>Echo (ping) reply <text:s text:c="3"/>id=0x1143, seq=1/256, ttl=64</text:p>
      <text:p text:style-name="P35"/>
      <text:h text:style-name="P50" text:outline-level="3"><text:bookmark-start text:name="__RefHeading___Toc321_1465168293"/>Tables de commutation <text:span text:style-name="T15">Vlan 10</text:span>: <text:bookmark-end text:name="__RefHeading___Toc321_1465168293"/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">MAC Address</text:p>
          </table:table-cell>
          <table:table-cell table:style-name="Tableau12.B1" office:value-type="string">
            <text:p text:style-name="P3">Port</text:p>
          </table:table-cell>
        </table:table-row>
        <table:table-row>
          <table:table-cell table:style-name="Tableau12.A2" office:value-type="string">
            <text:p text:style-name="P33">64006a-670fe0</text:p>
          </table:table-cell>
          <table:table-cell table:style-name="Tableau12.B2" office:value-type="string">
            <text:p text:style-name="P12">24</text:p>
          </table:table-cell>
        </table:table-row>
        <table:table-row>
          <table:table-cell table:style-name="Tableau12.A2" office:value-type="string">
            <text:p text:style-name="P33">d48564-10e9ec</text:p>
          </table:table-cell>
          <table:table-cell table:style-name="Tableau12.B2" office:value-type="string">
            <text:p text:style-name="P12">1</text:p>
          </table:table-cell>
        </table:table-row>
        <table:table-row>
          <table:table-cell table:style-name="Tableau12.A2" office:value-type="string">
            <text:p text:style-name="P33">d48564-147255</text:p>
          </table:table-cell>
          <table:table-cell table:style-name="Tableau12.B2" office:value-type="string">
            <text:p text:style-name="P12">24</text:p>
          </table:table-cell>
        </table:table-row>
        <table:table-row>
          <table:table-cell table:style-name="Tableau12.A2" office:value-type="string">
            <text:p text:style-name="P33">d48564-14725<text:span text:style-name="T22">8</text:span></text:p>
          </table:table-cell>
          <table:table-cell table:style-name="Tableau12.B2" office:value-type="string">
            <text:p text:style-name="P12">24</text:p>
          </table:table-cell>
        </table:table-row>
        <table:table-row>
          <table:table-cell table:style-name="Tableau12.A2" office:value-type="string">
            <text:p text:style-name="P33">d48564-1472<text:span text:style-name="T22">64</text:span></text:p>
          </table:table-cell>
          <table:table-cell table:style-name="Tableau12.B2" office:value-type="string">
            <text:p text:style-name="P12">24</text:p>
          </table:table-cell>
        </table:table-row>
        <table:table-row>
          <table:table-cell table:style-name="Tableau12.A2" office:value-type="string">
            <text:p text:style-name="P33">d48564-1472<text:span text:style-name="T22">ad</text:span></text:p>
          </table:table-cell>
          <table:table-cell table:style-name="Tableau12.B2" office:value-type="string">
            <text:p text:style-name="P12">24</text:p>
          </table:table-cell>
        </table:table-row>
        <table:table-row>
          <table:table-cell table:style-name="Tableau12.A2" office:value-type="string">
            <text:p text:style-name="P33">d48564-1<text:span text:style-name="T22">55620</text:span></text:p>
          </table:table-cell>
          <table:table-cell table:style-name="Tableau12.B2" office:value-type="string">
            <text:p text:style-name="P12">24</text:p>
          </table:table-cell>
        </table:table-row>
      </table:table>
      <text:p text:style-name="P32"/>
      <text:h text:style-name="P50" text:outline-level="3"><text:bookmark-start text:name="__RefHeading___Toc323_1465168293"/>Tables de commutation <text:span text:style-name="T15">Vlan 20</text:span>: <text:bookmark-end text:name="__RefHeading___Toc323_1465168293"/>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3">MAC Address</text:p>
          </table:table-cell>
          <table:table-cell table:style-name="Tableau13.B1" office:value-type="string">
            <text:p text:style-name="P3">Port</text:p>
          </table:table-cell>
        </table:table-row>
        <table:table-row>
          <table:table-cell table:style-name="Tableau13.A2" office:value-type="string">
            <text:p text:style-name="P34">3821c7-d499ab</text:p>
          </table:table-cell>
          <table:table-cell table:style-name="Tableau13.B2" office:value-type="string">
            <text:p text:style-name="P12">24</text:p>
          </table:table-cell>
        </table:table-row>
        <table:table-row>
          <table:table-cell table:style-name="Tableau13.A2" office:value-type="string">
            <text:p text:style-name="P33">64006a-<text:span text:style-name="T23">65ee90</text:span></text:p>
          </table:table-cell>
          <table:table-cell table:style-name="Tableau13.B2" office:value-type="string">
            <text:p text:style-name="P12">24</text:p>
          </table:table-cell>
        </table:table-row>
        <table:table-row>
          <table:table-cell table:style-name="Tableau13.A2" office:value-type="string">
            <text:p text:style-name="P33">64006a-67<text:span text:style-name="T23">1525</text:span></text:p>
          </table:table-cell>
          <table:table-cell table:style-name="Tableau13.B2" office:value-type="string">
            <text:p text:style-name="P12">24</text:p>
          </table:table-cell>
        </table:table-row>
        <table:table-row>
          <table:table-cell table:style-name="Tableau13.A2" office:value-type="string">
            <text:p text:style-name="P33">64006a-6<text:span text:style-name="T23">9f202</text:span></text:p>
          </table:table-cell>
          <table:table-cell table:style-name="Tableau13.B2" office:value-type="string">
            <text:p text:style-name="P13">15</text:p>
          </table:table-cell>
        </table:table-row>
        <table:table-row>
          <table:table-cell table:style-name="Tableau13.A2" office:value-type="string">
            <text:p text:style-name="P33">64006a-6<text:span text:style-name="T23">9f210</text:span></text:p>
          </table:table-cell>
          <table:table-cell table:style-name="Tableau13.B2" office:value-type="string">
            <text:p text:style-name="P12">24</text:p>
          </table:table-cell>
        </table:table-row>
        <text:soft-page-break/>
        <table:table-row>
          <table:table-cell table:style-name="Tableau13.A2" office:value-type="string">
            <text:p text:style-name="P33">64006a-6<text:span text:style-name="T23">9f53</text:span></text:p>
          </table:table-cell>
          <table:table-cell table:style-name="Tableau13.B2" office:value-type="string">
            <text:p text:style-name="P12">24</text:p>
          </table:table-cell>
        </table:table-row>
        <table:table-row>
          <table:table-cell table:style-name="Tableau13.A2" office:value-type="string">
            <text:p text:style-name="P34">d48564-155601</text:p>
          </table:table-cell>
          <table:table-cell table:style-name="Tableau13.B2" office:value-type="string">
            <text:p text:style-name="P13">13</text:p>
          </table:table-cell>
        </table:table-row>
      </table:table>
      <text:p text:style-name="P32"/>
      <text:p text:style-name="P32">→<text:span text:style-name="T24"> derrière le port 24 il y a plusieurs machines accessibles.</text:span></text:p>
      <text:h text:style-name="Heading_20_2" text:outline-level="2">III.5)</text:h>
      <text:p text:style-name="P35">→ <text:s/><text:span text:style-name="T25">Un switch gérant plusieurs VLANs doit connaître le VLAN dans lequel circule chaque trame qu’il reçoit pour savoir à qui il doit le retransmettre et si c’est possible (en fonction de sa table de commutation).</text:span></text:p>
      <text:p text:style-name="P36">→<text:span text:style-name="T25"> Les liens sur lesquels les trames sont étiquettés sont les liens inter-switchs. Ça sert à assurer une bonne communication entre les switchs (de quel VLAN provient la trame et jusqu’où va-t-elle). Les liens switch-machine ne sont pas étiquettés puisqu’il n’y a pas de changement de VLAN.</text:span></text:p>
      <text:p text:style-name="P36"><text:span text:style-name="T25">→ 2 sur G1 2 sur S1 et 2 sur G8, la première sur G1, ensuite sur S1, ensuite G8 et le chemin inverse.</text:span></text:p>
      <text:p text:style-name="P37"><text:span text:style-name="T25">→ Chaque étiquette est insérée dans la trame par le switch qui l’émet avant de l’émettre sur un multi-vlan et est retirée par le switch qui le reçoit sur un port multi-vlan.</text:span></text:p>
      <text:p text:style-name="P37"><text:span text:style-name="T25"><text:s/>→ Le backbone se situe dans le lien inter-switch (multi-vlan en généra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3:50:09.513389219</meta:creation-date>
    <dc:date>2021-11-09T17:30:20.944095097</dc:date>
    <meta:editing-duration>PT1H21M34S</meta:editing-duration>
    <meta:editing-cycles>35</meta:editing-cycles>
    <meta:generator>LibreOffice/6.1.5.2$Linux_X86_64 LibreOffice_project/10$Build-2</meta:generator>
    <meta:document-statistic meta:table-count="13" meta:image-count="0" meta:object-count="0" meta:page-count="10" meta:paragraph-count="324" meta:word-count="1785" meta:character-count="13497" meta:non-whitespace-character-count="9836"/>
  </office:meta>
</office:document-meta>
</file>